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6.632cm"/>
    </style:style>
    <style:style style:name="co6" style:family="table-column">
      <style:table-column-properties fo:break-before="auto" style:column-width="3.249cm"/>
    </style:style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2.5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002cm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border="0.002cm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eeeeee" fo:border="0.002cm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style:text-align-source="fix" style:repeat-content="false" fo:border="0.002cm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transparent" fo:border="0.002cm solid #0000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able-cell-properties fo:background-color="#ff950e"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950e" fo:border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border="0.002cm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 style:data-style-name="N37">
      <style:table-cell-properties fo:background-color="transparent" fo:border="0.002cm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37">
      <style:table-cell-properties fo:background-color="#ff950e" fo:border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37">
      <style:table-cell-properties fo:background-color="transparent" fo:border="0.002cm solid #000000"/>
      <style:text-properties style:font-name="Arial" fo:font-size="10pt" style:font-size-asian="10pt" style:font-size-complex="10pt"/>
    </style:style>
    <style:style style:name="ce42" style:family="table-cell" style:parent-style-name="Default" style:data-style-name="N37">
      <style:table-cell-properties fo:background-color="transparent" fo:border="0.002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37">
      <style:table-cell-properties fo:background-color="#eeeeee" fo:border="0.002cm solid #000000"/>
      <style:text-properties style:font-name="Arial" fo:font-size="10pt" style:font-size-asian="10pt" style:font-size-complex="10pt"/>
    </style:style>
    <style:style style:name="ce44" style:family="table-cell" style:parent-style-name="Default" style:data-style-name="N11">
      <style:table-cell-properties fo:background-color="#ff950e" fo:border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1">
      <style:table-cell-properties fo:background-color="transparent" fo:border="0.002cm solid #000000"/>
      <style:text-properties style:font-name="Arial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transparent" fo:border="0.002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able-cell-properties fo:background-color="#eeeeee" fo:border="0.002cm solid #000000"/>
      <style:text-properties style:font-name="Arial" fo:font-size="10pt" style:font-size-asian="10pt" style:font-size-complex="10pt"/>
    </style:style>
    <style:style style:name="ce48" style:family="table-cell" style:parent-style-name="Default" style:data-style-name="N11"/>
    <style:style style:name="ce4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0pt" fo:language="de" fo:country="DE" fo:font-style="normal" style:font-name-asian="Microsoft YaHei" style:font-size-asian="10pt" style:language-asian="zh" style:country-asian="CN" style:font-style-asian="normal" style:font-name-complex="Calibri Light" style:font-size-complex="10pt" style:language-complex="hi" style:country-complex="IN" style:font-style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style:font-name="Calibri Light" fo:font-size="12pt" fo:language="de" fo:country="DE" fo:font-style="normal" fo:font-weight="bold" style:font-name-asian="Microsoft YaHei" style:font-size-asian="12pt" style:language-asian="zh" style:country-asian="CN" style:font-style-asian="normal" style:font-weight-asian="bold" style:font-name-complex="Calibri Light" style:font-size-complex="12pt" style:language-complex="hi" style:country-complex="IN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Calibri Light" fo:font-size="12pt" fo:language="de" fo:country="DE" fo:font-style="normal" style:font-name-asian="Microsoft YaHei" style:font-size-asian="12pt" style:language-asian="zh" style:country-asian="CN" style:font-style-asian="normal" style:font-name-complex="Calibri Light" style:font-size-complex="12pt" style:language-complex="hi" style:country-complex="IN" style:font-style-complex="normal"/>
    </style:style>
    <style:style style:name="ce52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style:font-name="Calibri Light" fo:font-size="12pt" fo:language="de" fo:country="DE" fo:font-style="normal" style:font-name-asian="Microsoft YaHei" style:font-size-asian="12pt" style:language-asian="zh" style:country-asian="CN" style:font-style-asian="normal" style:font-name-complex="Calibri Light" style:font-size-complex="12pt" style:language-complex="hi" style:country-complex="IN" style:font-style-complex="normal"/>
    </style:style>
    <style:style style:name="ce53" style:family="table-cell" style:parent-style-name="Default">
      <style:table-cell-properties fo:background-color="transparent"/>
      <style:text-properties style:font-name="Arial" fo:font-size="10pt" fo:font-style="normal" style:font-size-asian="10pt" style:font-style-asian="normal" style:font-size-complex="10pt" style:font-style-complex="normal"/>
    </style:style>
    <style:style style:name="ce54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19"/>
        <table:table-column table:style-name="co5" table:default-cell-style-name="ce19"/>
        <table:table-column table:style-name="co6" table:default-cell-style-name="ce33"/>
        <table:table-column table:style-name="co1" table:number-columns-repeated="4" table:default-cell-style-name="ce19"/>
        <table:table-column table:style-name="co7" table:default-cell-style-name="ce19"/>
        <table:table-column table:style-name="co1" table:number-columns-repeated="1016" table:default-cell-style-name="ce19"/>
        <table:table-row table:style-name="ro1">
          <table:table-cell table:style-name="ce1" office:value-type="string">
            <text:p>Projektpl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0" office:value-type="string">
            <text:p>Aufgabe</text:p>
          </table:table-cell>
          <table:table-cell table:style-name="ce20" office:value-type="string">
            <text:p>Bearbeiter</text:p>
          </table:table-cell>
          <table:table-cell table:style-name="ce20" office:value-type="string">
            <text:p>Start</text:p>
          </table:table-cell>
          <table:table-cell table:style-name="ce20" office:value-type="string">
            <text:p>Dauer</text:p>
          </table:table-cell>
          <table:table-cell table:style-name="ce20" office:value-type="string">
            <text:p>Ende</text:p>
          </table:table-cell>
          <table:table-cell table:style-name="ce20" office:value-type="string">
            <text:p>Fortschritt</text:p>
          </table:table-cell>
          <table:table-cell table:style-name="ce20" office:value-type="string">
            <text:p>Statu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string">
            <text:p>Projektablaufplanung Gesamtprojekt</text:p>
          </table:table-cell>
          <table:table-cell table:style-name="ce34" office:value-type="string">
            <text:p>Alex, Gina, John</text:p>
          </table:table-cell>
          <table:table-cell table:style-name="ce39" office:value-type="date" office:date-value="2016-04-12">
            <text:p>12.04.16</text:p>
          </table:table-cell>
          <table:table-cell table:style-name="ce3" table:formula="of:=[.F4] - [.D4]" office:value-type="float" office:value="214">
            <text:p>214</text:p>
          </table:table-cell>
          <table:table-cell table:style-name="ce39" office:value-type="date" office:date-value="2016-11-12">
            <text:p>12.11.16</text:p>
          </table:table-cell>
          <table:table-cell table:style-name="ce3" table:formula="of:=AVERAGE([.G5];[.G8];[.G11];[.G29];[.G49];[.G54];[.G57];[.G60])" office:value-type="percentage" office:value="0.446826625386997">
            <text:p>44,68%</text:p>
          </table:table-cell>
          <table:table-cell table:style-name="ce49" table:formula="of:=IF(AND((DATE(YEAR([.F4]);MONTH([.F4]);DAY([.F4]))&lt;TODAY());[.G4]&lt;1);&quot;Verzug&quot;;IF([.G4]=0;&quot;Nicht begonnen&quot;;IF(AND([.G4]&gt;0;[.G4]&lt;1);&quot;In Bearbeitung&quot;;&quot;Abgeschlossen&quot;)))" office:value-type="string" office:string-value="In Bearbeitung">
            <text:p>In Bearbeitung</text:p>
          </table:table-cell>
          <table:table-cell table:style-name="ce53" table:number-columns-repeated="1016"/>
        </table:table-row>
        <table:table-row table:style-name="ro2">
          <table:table-cell table:style-name="ce4" office:value-type="string">
            <text:p>1</text:p>
          </table:table-cell>
          <table:table-cell table:style-name="ce21" office:value-type="string">
            <text:p>Aufgabenplanung</text:p>
          </table:table-cell>
          <table:table-cell table:style-name="ce35"/>
          <table:table-cell table:style-name="ce40" office:value-type="date" office:date-value="2016-04-12">
            <text:p>12.04.16</text:p>
          </table:table-cell>
          <table:table-cell table:style-name="ce24" table:formula="of:=[.F5] - [.D5]" office:value-type="float" office:value="40">
            <text:p>40</text:p>
          </table:table-cell>
          <table:table-cell table:style-name="ce40" office:value-type="date" office:date-value="2016-05-22">
            <text:p>22.05.16</text:p>
          </table:table-cell>
          <table:table-cell table:style-name="ce44" table:formula="of:=AVERAGE([.G6];[.G7])" office:value-type="percentage" office:value="1">
            <text:p>100,00%</text:p>
          </table:table-cell>
          <table:table-cell table:style-name="ce50" table:formula="of:=IF(AND((DATE(YEAR([.F5]);MONTH([.F5]);DAY([.F5]))&lt;TODAY());[.G5]&lt;1);&quot;Verzug&quot;;IF([.G5]=0;&quot;Nicht begonnen&quot;;IF(AND([.G5]&gt;0;[.G5]&lt;1);&quot;In Bearbeitung&quot;;&quot;Abgeschlossen&quot;)))" office:value-type="string" office:string-value="Abgeschlossen">
            <text:p>Abgeschlossen</text:p>
          </table:table-cell>
          <table:table-cell table:style-name="ce54" table:number-columns-repeated="1016"/>
        </table:table-row>
        <table:table-row table:style-name="ro2">
          <table:table-cell table:style-name="ce5"/>
          <table:table-cell table:style-name="ce22" office:value-type="string">
            <text:p>User Stories erstellen</text:p>
          </table:table-cell>
          <table:table-cell table:style-name="ce36" office:value-type="string">
            <text:p>Alle</text:p>
          </table:table-cell>
          <table:table-cell table:style-name="ce41" office:value-type="date" office:date-value="2016-04-12">
            <text:p>12.04.16</text:p>
          </table:table-cell>
          <table:table-cell table:style-name="ce2" table:formula="of:=[.F6] - [.D6]" office:value-type="float" office:value="24">
            <text:p>24</text:p>
          </table:table-cell>
          <table:table-cell table:style-name="ce41" office:value-type="date" office:date-value="2016-05-06">
            <text:p>06.05.16</text:p>
          </table:table-cell>
          <table:table-cell table:style-name="ce45" office:value-type="percentage" office:value="1">
            <text:p>100,00%</text:p>
          </table:table-cell>
          <table:table-cell table:style-name="ce51" table:formula="of:=IF(AND((DATE(YEAR([.F6]);MONTH([.F6]);DAY([.F6]))&lt;TODAY());[.G6]&lt;1);&quot;Verzug&quot;;IF([.G6]=0;&quot;Nicht begonnen&quot;;IF(AND([.G6]&gt;0;[.G6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22" office:value-type="string">
            <text:p>Projektplan erstellen</text:p>
          </table:table-cell>
          <table:table-cell table:style-name="ce36" office:value-type="string">
            <text:p>Alle</text:p>
          </table:table-cell>
          <table:table-cell table:style-name="ce41" office:value-type="date" office:date-value="2016-05-06">
            <text:p>06.05.16</text:p>
          </table:table-cell>
          <table:table-cell table:style-name="ce2" table:formula="of:=[.F7] - [.D7]" office:value-type="float" office:value="16">
            <text:p>16</text:p>
          </table:table-cell>
          <table:table-cell table:style-name="ce41" office:value-type="date" office:date-value="2016-05-22">
            <text:p>22.05.16</text:p>
          </table:table-cell>
          <table:table-cell table:style-name="ce45" office:value-type="percentage" office:value="1">
            <text:p>100,00%</text:p>
          </table:table-cell>
          <table:table-cell table:style-name="ce51" table:formula="of:=IF(AND((DATE(YEAR([.F7]);MONTH([.F7]);DAY([.F7]))&lt;TODAY());[.G7]&lt;1);&quot;Verzug&quot;;IF([.G7]=0;&quot;Nicht begonnen&quot;;IF(AND([.G7]&gt;0;[.G7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2</text:p>
          </table:table-cell>
          <table:table-cell table:style-name="ce21" office:value-type="string">
            <text:p>Modellierung der App</text:p>
          </table:table-cell>
          <table:table-cell table:style-name="ce35"/>
          <table:table-cell table:style-name="ce40" office:value-type="date" office:date-value="2016-05-22">
            <text:p>22.05.16</text:p>
          </table:table-cell>
          <table:table-cell table:style-name="ce24" table:formula="of:=[.F8] - [.D8]" office:value-type="float" office:value="10">
            <text:p>10</text:p>
          </table:table-cell>
          <table:table-cell table:style-name="ce40" office:value-type="date" office:date-value="2016-06-01">
            <text:p>01.06.16</text:p>
          </table:table-cell>
          <table:table-cell table:style-name="ce44" table:formula="of:=AVERAGE([.G9];[.G10])" office:value-type="percentage" office:value="1">
            <text:p>100,00%</text:p>
          </table:table-cell>
          <table:table-cell table:style-name="ce50" table:formula="of:=IF(AND((DATE(YEAR([.F8]);MONTH([.F8]);DAY([.F8]))&lt;TODAY());[.G8]&lt;1);&quot;Verzug&quot;;IF([.G8]=0;&quot;Nicht begonnen&quot;;IF(AND([.G8]&gt;0;[.G8]&lt;1);&quot;In Bearbeitung&quot;;&quot;Abgeschlossen&quot;)))" office:value-type="string" office:string-value="Abgeschlossen">
            <text:p>Abgeschlossen</text:p>
          </table:table-cell>
          <table:table-cell table:style-name="ce54" table:number-columns-repeated="1016"/>
        </table:table-row>
        <table:table-row table:style-name="ro2">
          <table:table-cell table:style-name="ce6"/>
          <table:table-cell table:style-name="ce23" office:value-type="string">
            <text:p>Anforderungen festlegen</text:p>
          </table:table-cell>
          <table:table-cell table:style-name="ce36" office:value-type="string">
            <text:p>Alex</text:p>
          </table:table-cell>
          <table:table-cell table:style-name="ce41" office:value-type="date" office:date-value="2016-05-22">
            <text:p>22.05.16</text:p>
          </table:table-cell>
          <table:table-cell table:style-name="ce2" table:formula="of:=[.F9] - [.D9]" office:value-type="float" office:value="4">
            <text:p>4</text:p>
          </table:table-cell>
          <table:table-cell table:style-name="ce41" office:value-type="date" office:date-value="2016-05-26">
            <text:p>26.05.16</text:p>
          </table:table-cell>
          <table:table-cell table:style-name="ce45" office:value-type="percentage" office:value="1">
            <text:p>100,00%</text:p>
          </table:table-cell>
          <table:table-cell table:style-name="ce51" table:formula="of:=IF(AND((DATE(YEAR([.F9]);MONTH([.F9]);DAY([.F9]))&lt;TODAY());[.G9]&lt;1);&quot;Verzug&quot;;IF([.G9]=0;&quot;Nicht begonnen&quot;;IF(AND([.G9]&gt;0;[.G9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23" office:value-type="string">
            <text:p>Aufbau(/Implementierung) planen </text:p>
          </table:table-cell>
          <table:table-cell table:style-name="ce36" office:value-type="string">
            <text:p>Gina, John</text:p>
          </table:table-cell>
          <table:table-cell table:style-name="ce41" office:value-type="date" office:date-value="2016-05-24">
            <text:p>24.05.16</text:p>
          </table:table-cell>
          <table:table-cell table:style-name="ce2" table:formula="of:=[.F10] - [.D10]" office:value-type="float" office:value="8">
            <text:p>8</text:p>
          </table:table-cell>
          <table:table-cell table:style-name="ce41" office:value-type="date" office:date-value="2016-06-01">
            <text:p>01.06.16</text:p>
          </table:table-cell>
          <table:table-cell table:style-name="ce45" office:value-type="percentage" office:value="1">
            <text:p>100,00%</text:p>
          </table:table-cell>
          <table:table-cell table:style-name="ce51" table:formula="of:=IF(AND((DATE(YEAR([.F10]);MONTH([.F10]);DAY([.F10]))&lt;TODAY());[.G10]&lt;1);&quot;Verzug&quot;;IF([.G10]=0;&quot;Nicht begonnen&quot;;IF(AND([.G10]&gt;0;[.G10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24" office:value-type="string">
            <text:p>GUI</text:p>
          </table:table-cell>
          <table:table-cell table:style-name="ce35"/>
          <table:table-cell table:style-name="ce40" office:value-type="date" office:date-value="2016-06-01">
            <text:p>01.06.16</text:p>
          </table:table-cell>
          <table:table-cell table:style-name="ce24" table:formula="of:=[.F11] - [.D11]" office:value-type="float" office:value="99">
            <text:p>99</text:p>
          </table:table-cell>
          <table:table-cell table:style-name="ce40" office:value-type="date" office:date-value="2016-09-08">
            <text:p>08.09.16</text:p>
          </table:table-cell>
          <table:table-cell table:style-name="ce24" table:formula="of:=AVERAGE([.G12:.G28])" office:value-type="percentage" office:value="0.758823529411765">
            <text:p>75,88%</text:p>
          </table:table-cell>
          <table:table-cell table:style-name="ce50" table:formula="of:=IF(AND((DATE(YEAR([.F11]);MONTH([.F11]);DAY([.F11]))&lt;TODAY());[.G11]&lt;1);&quot;Verzug&quot;;IF([.G11]=0;&quot;Nicht begonnen&quot;;IF(AND([.G11]&gt;0;[.G11]&lt;1);&quot;In Bearbeitung&quot;;&quot;Abgeschlossen&quot;)))" office:value-type="string" office:string-value="In Bearbeitung">
            <text:p>In Bearbeitung</text:p>
          </table:table-cell>
          <table:table-cell table:style-name="ce54" table:number-columns-repeated="1016"/>
        </table:table-row>
        <table:table-row table:style-name="ro2">
          <table:table-cell table:style-name="ce8"/>
          <table:table-cell table:style-name="ce25" office:value-type="string">
            <text:p>Startbildschirm</text:p>
          </table:table-cell>
          <table:table-cell table:style-name="ce37" office:value-type="string">
            <text:p>Alex</text:p>
          </table:table-cell>
          <table:table-cell table:style-name="ce42" office:value-type="date" office:date-value="2016-08-25">
            <text:p>25.08.16</text:p>
          </table:table-cell>
          <table:table-cell table:style-name="ce2" table:formula="of:=[.F12] - [.D12]" office:value-type="float" office:value="7">
            <text:p>7</text:p>
          </table:table-cell>
          <table:table-cell table:style-name="ce42" office:value-type="date" office:date-value="2016-09-01">
            <text:p>01.09.16</text:p>
          </table:table-cell>
          <table:table-cell table:style-name="ce46" office:value-type="percentage" office:value="1">
            <text:p>100,00%</text:p>
          </table:table-cell>
          <table:table-cell table:style-name="ce51" table:formula="of:=IF(AND((DATE(YEAR([.F12]);MONTH([.F12]);DAY([.F12]))&lt;TODAY());[.G12]&lt;1);&quot;Verzug&quot;;IF([.G12]=0;&quot;Nicht begonnen&quot;;IF(AND([.G12]&gt;0;[.G12]&lt;1);&quot;In Bearbeitung&quot;;&quot;Abgeschlossen&quot;)))" office:value-type="string" office:string-value="Abgeschlossen">
            <text:p>Abgeschlossen</text:p>
          </table:table-cell>
          <table:table-cell table:style-name="ce55" table:number-columns-repeated="1016"/>
        </table:table-row>
        <table:table-row table:style-name="ro2">
          <table:table-cell table:style-name="ce9"/>
          <table:table-cell table:style-name="ce25" office:value-type="string">
            <text:p>Login &amp; Registrieren</text:p>
          </table:table-cell>
          <table:table-cell table:style-name="ce36" office:value-type="string">
            <text:p>Gina</text:p>
          </table:table-cell>
          <table:table-cell table:style-name="ce41" office:value-type="date" office:date-value="2016-08-22">
            <text:p>22.08.16</text:p>
          </table:table-cell>
          <table:table-cell table:style-name="ce2" table:formula="of:=[.F13] - [.D13]" office:value-type="float" office:value="10">
            <text:p>10</text:p>
          </table:table-cell>
          <table:table-cell table:style-name="ce41" office:value-type="date" office:date-value="2016-09-01">
            <text:p>01.09.16</text:p>
          </table:table-cell>
          <table:table-cell table:style-name="ce45" office:value-type="percentage" office:value="1">
            <text:p>100,00%</text:p>
          </table:table-cell>
          <table:table-cell table:style-name="ce51" table:formula="of:=IF(AND((DATE(YEAR([.F13]);MONTH([.F13]);DAY([.F13]))&lt;TODAY());[.G13]&lt;1);&quot;Verzug&quot;;IF([.G13]=0;&quot;Nicht begonnen&quot;;IF(AND([.G13]&gt;0;[.G13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26" office:value-type="string">
            <text:p>Menü</text:p>
          </table:table-cell>
          <table:table-cell table:style-name="ce36" office:value-type="string">
            <text:p>Alex,Gina</text:p>
          </table:table-cell>
          <table:table-cell table:style-name="ce41" office:value-type="date" office:date-value="2016-06-01">
            <text:p>01.06.16</text:p>
          </table:table-cell>
          <table:table-cell table:style-name="ce2" table:formula="of:=[.F14] - [.D14]" office:value-type="float" office:value="2">
            <text:p>2</text:p>
          </table:table-cell>
          <table:table-cell table:style-name="ce41" office:value-type="date" office:date-value="2016-06-03">
            <text:p>03.06.16</text:p>
          </table:table-cell>
          <table:table-cell table:style-name="ce45" office:value-type="percentage" office:value="1">
            <text:p>100,00%</text:p>
          </table:table-cell>
          <table:table-cell table:style-name="ce51" table:formula="of:=IF(AND((DATE(YEAR([.F14]);MONTH([.F14]);DAY([.F14]))&lt;TODAY());[.G14]&lt;1);&quot;Verzug&quot;;IF([.G14]=0;&quot;Nicht begonnen&quot;;IF(AND([.G14]&gt;0;[.G14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ettings</text:p>
          </table:table-cell>
          <table:table-cell table:style-name="ce27" office:value-type="string">
            <text:p>Bild festlegen</text:p>
          </table:table-cell>
          <table:table-cell table:style-name="ce38" office:value-type="string">
            <text:p>Alex, Gina</text:p>
          </table:table-cell>
          <table:table-cell table:style-name="ce43" office:value-type="date" office:date-value="2016-06-03">
            <text:p>03.06.16</text:p>
          </table:table-cell>
          <table:table-cell table:style-name="ce15" table:formula="of:=[.F15] - [.D15]" office:value-type="float" office:value="1">
            <text:p>1</text:p>
          </table:table-cell>
          <table:table-cell table:style-name="ce43" office:value-type="date" office:date-value="2016-06-04">
            <text:p>04.06.16</text:p>
          </table:table-cell>
          <table:table-cell table:style-name="ce47" office:value-type="percentage" office:value="1">
            <text:p>100,00%</text:p>
          </table:table-cell>
          <table:table-cell table:style-name="ce52" table:formula="of:=IF(AND((DATE(YEAR([.F15]);MONTH([.F15]);DAY([.F15]))&lt;TODAY());[.G15]&lt;1);&quot;Verzug&quot;;IF([.G15]=0;&quot;Nicht begonnen&quot;;IF(AND([.G15]&gt;0;[.G15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1"/>
          <table:table-cell table:style-name="ce27" office:value-type="string">
            <text:p>Spielregeln</text:p>
          </table:table-cell>
          <table:table-cell table:style-name="ce38" office:value-type="string">
            <text:p>Gina</text:p>
          </table:table-cell>
          <table:table-cell table:style-name="ce43" office:value-type="date" office:date-value="2016-09-01">
            <text:p>01.09.16</text:p>
          </table:table-cell>
          <table:table-cell table:style-name="ce15" table:formula="of:=[.F16] - [.D16]" office:value-type="float" office:value="4">
            <text:p>4</text:p>
          </table:table-cell>
          <table:table-cell table:style-name="ce43" office:value-type="date" office:date-value="2016-09-05">
            <text:p>05.09.16</text:p>
          </table:table-cell>
          <table:table-cell table:style-name="ce47" office:value-type="percentage" office:value="0">
            <text:p>0,00%</text:p>
          </table:table-cell>
          <table:table-cell table:style-name="ce52" table:formula="of:=IF(AND((DATE(YEAR([.F16]);MONTH([.F16]);DAY([.F16]))&lt;TODAY());[.G16]&lt;1);&quot;Verzug&quot;;IF([.G16]=0;&quot;Nicht begonnen&quot;;IF(AND([.G16]&gt;0;[.G16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1"/>
          <table:table-cell table:style-name="ce27" office:value-type="string">
            <text:p>Account löschen</text:p>
          </table:table-cell>
          <table:table-cell table:style-name="ce38" office:value-type="string">
            <text:p>Alex</text:p>
          </table:table-cell>
          <table:table-cell table:style-name="ce43" office:value-type="date" office:date-value="2016-09-01">
            <text:p>01.09.16</text:p>
          </table:table-cell>
          <table:table-cell table:style-name="ce15" table:formula="of:=[.F17] - [.D17]" office:value-type="float" office:value="2">
            <text:p>2</text:p>
          </table:table-cell>
          <table:table-cell table:style-name="ce43" office:value-type="date" office:date-value="2016-09-03">
            <text:p>03.09.16</text:p>
          </table:table-cell>
          <table:table-cell table:style-name="ce47" office:value-type="percentage" office:value="0">
            <text:p>0,00%</text:p>
          </table:table-cell>
          <table:table-cell table:style-name="ce52" table:formula="of:=IF(AND((DATE(YEAR([.F17]);MONTH([.F17]);DAY([.F17]))&lt;TODAY());[.G17]&lt;1);&quot;Verzug&quot;;IF([.G17]=0;&quot;Nicht begonnen&quot;;IF(AND([.G17]&gt;0;[.G17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26" office:value-type="string">
            <text:p>Logout</text:p>
          </table:table-cell>
          <table:table-cell table:style-name="ce36" office:value-type="string">
            <text:p>Gina</text:p>
          </table:table-cell>
          <table:table-cell table:style-name="ce41" office:value-type="date" office:date-value="2016-09-01">
            <text:p>01.09.16</text:p>
          </table:table-cell>
          <table:table-cell table:style-name="ce2" table:formula="of:=[.F18] - [.D18]" office:value-type="float" office:value="7">
            <text:p>7</text:p>
          </table:table-cell>
          <table:table-cell table:style-name="ce41" office:value-type="date" office:date-value="2016-09-08">
            <text:p>08.09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18]);MONTH([.F18]);DAY([.F18]))&lt;TODAY());[.G18]&lt;1);&quot;Verzug&quot;;IF([.G18]=0;&quot;Nicht begonnen&quot;;IF(AND([.G18]&gt;0;[.G18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26" office:value-type="string">
            <text:p>Spiel starten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6-01">
            <text:p>01.06.16</text:p>
          </table:table-cell>
          <table:table-cell table:style-name="ce2" table:formula="of:=[.F19] - [.D19]" office:value-type="float" office:value="14">
            <text:p>14</text:p>
          </table:table-cell>
          <table:table-cell table:style-name="ce41" office:value-type="date" office:date-value="2016-06-15">
            <text:p>15.06.16</text:p>
          </table:table-cell>
          <table:table-cell table:style-name="ce45" office:value-type="percentage" office:value="1">
            <text:p>100,00%</text:p>
          </table:table-cell>
          <table:table-cell table:style-name="ce51" table:formula="of:=IF(AND((DATE(YEAR([.F19]);MONTH([.F19]);DAY([.F19]))&lt;TODAY());[.G19]&lt;1);&quot;Verzug&quot;;IF([.G19]=0;&quot;Nicht begonnen&quot;;IF(AND([.G19]&gt;0;[.G19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26" office:value-type="string">
            <text:p>Spiel beitreten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7-01">
            <text:p>01.07.16</text:p>
          </table:table-cell>
          <table:table-cell table:style-name="ce2" table:formula="of:=[.F20] - [.D20]" office:value-type="float" office:value="35">
            <text:p>35</text:p>
          </table:table-cell>
          <table:table-cell table:style-name="ce41" office:value-type="date" office:date-value="2016-08-05">
            <text:p>05.08.16</text:p>
          </table:table-cell>
          <table:table-cell table:style-name="ce45" office:value-type="percentage" office:value="1">
            <text:p>100,00%</text:p>
          </table:table-cell>
          <table:table-cell table:style-name="ce51" table:formula="of:=IF(AND((DATE(YEAR([.F20]);MONTH([.F20]);DAY([.F20]))&lt;TODAY());[.G20]&lt;1);&quot;Verzug&quot;;IF([.G20]=0;&quot;Nicht begonnen&quot;;IF(AND([.G20]&gt;0;[.G20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8" office:value-type="string">
            <text:p>WaitForAll</text:p>
          </table:table-cell>
          <table:table-cell table:style-name="ce36" office:value-type="string">
            <text:p>Alex</text:p>
          </table:table-cell>
          <table:table-cell table:style-name="ce41" office:value-type="date" office:date-value="2016-08-25">
            <text:p>25.08.16</text:p>
          </table:table-cell>
          <table:table-cell table:style-name="ce2" table:formula="of:=[.F21] - [.D21]" office:value-type="float" office:value="7">
            <text:p>7</text:p>
          </table:table-cell>
          <table:table-cell table:style-name="ce41" office:value-type="date" office:date-value="2016-09-01">
            <text:p>01.09.16</text:p>
          </table:table-cell>
          <table:table-cell table:style-name="ce45" office:value-type="percentage" office:value="0.9">
            <text:p>90,00%</text:p>
          </table:table-cell>
          <table:table-cell table:style-name="ce51" table:formula="of:=IF(AND((DATE(YEAR([.F21]);MONTH([.F21]);DAY([.F21]))&lt;TODAY());[.G21]&lt;1);&quot;Verzug&quot;;IF([.G21]=0;&quot;Nicht begonnen&quot;;IF(AND([.G21]&gt;0;[.G21]&lt;1);&quot;In Bearbeitung&quot;;&quot;Abgeschlossen&quot;)))" office:value-type="string" office:string-value="In Bearbeitung">
            <text:p>In Bearbeitung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Phasen</text:p>
          </table:table-cell>
          <table:table-cell table:style-name="ce29" office:value-type="string">
            <text:p>Dieb</text:p>
          </table:table-cell>
          <table:table-cell table:style-name="ce38" office:value-type="string">
            <text:p>John</text:p>
          </table:table-cell>
          <table:table-cell table:style-name="ce43" office:value-type="date" office:date-value="2016-06-05">
            <text:p>05.06.16</text:p>
          </table:table-cell>
          <table:table-cell table:style-name="ce15" table:formula="of:=[.F22] - [.D22]" office:value-type="float" office:value="1">
            <text:p>1</text:p>
          </table:table-cell>
          <table:table-cell table:style-name="ce43" office:value-type="date" office:date-value="2016-06-06">
            <text:p>06.06.16</text:p>
          </table:table-cell>
          <table:table-cell table:style-name="ce47" office:value-type="percentage" office:value="1">
            <text:p>100,00%</text:p>
          </table:table-cell>
          <table:table-cell table:style-name="ce52" table:formula="of:=IF(AND((DATE(YEAR([.F22]);MONTH([.F22]);DAY([.F22]))&lt;TODAY());[.G22]&lt;1);&quot;Verzug&quot;;IF([.G22]=0;&quot;Nicht begonnen&quot;;IF(AND([.G22]&gt;0;[.G22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4"/>
          <table:table-cell table:style-name="ce29" office:value-type="string">
            <text:p>Amor</text:p>
          </table:table-cell>
          <table:table-cell table:style-name="ce38" office:value-type="string">
            <text:p>John</text:p>
          </table:table-cell>
          <table:table-cell table:style-name="ce43" office:value-type="date" office:date-value="2016-06-06">
            <text:p>06.06.16</text:p>
          </table:table-cell>
          <table:table-cell table:style-name="ce15" table:formula="of:=[.F23] - [.D23]" office:value-type="float" office:value="1">
            <text:p>1</text:p>
          </table:table-cell>
          <table:table-cell table:style-name="ce43" office:value-type="date" office:date-value="2016-06-07">
            <text:p>07.06.16</text:p>
          </table:table-cell>
          <table:table-cell table:style-name="ce47" office:value-type="percentage" office:value="1">
            <text:p>100,00%</text:p>
          </table:table-cell>
          <table:table-cell table:style-name="ce52" table:formula="of:=IF(AND((DATE(YEAR([.F23]);MONTH([.F23]);DAY([.F23]))&lt;TODAY());[.G23]&lt;1);&quot;Verzug&quot;;IF([.G23]=0;&quot;Nicht begonnen&quot;;IF(AND([.G23]&gt;0;[.G23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4"/>
          <table:table-cell table:style-name="ce29" office:value-type="string">
            <text:p>Werwölfe</text:p>
          </table:table-cell>
          <table:table-cell table:style-name="ce38" office:value-type="string">
            <text:p>John</text:p>
          </table:table-cell>
          <table:table-cell table:style-name="ce43" office:value-type="date" office:date-value="2016-06-07">
            <text:p>07.06.16</text:p>
          </table:table-cell>
          <table:table-cell table:style-name="ce15" table:formula="of:=[.F24] - [.D24]" office:value-type="float" office:value="1">
            <text:p>1</text:p>
          </table:table-cell>
          <table:table-cell table:style-name="ce43" office:value-type="date" office:date-value="2016-06-08">
            <text:p>08.06.16</text:p>
          </table:table-cell>
          <table:table-cell table:style-name="ce47" office:value-type="percentage" office:value="1">
            <text:p>100,00%</text:p>
          </table:table-cell>
          <table:table-cell table:style-name="ce52" table:formula="of:=IF(AND((DATE(YEAR([.F24]);MONTH([.F24]);DAY([.F24]))&lt;TODAY());[.G24]&lt;1);&quot;Verzug&quot;;IF([.G24]=0;&quot;Nicht begonnen&quot;;IF(AND([.G24]&gt;0;[.G24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4"/>
          <table:table-cell table:style-name="ce29" office:value-type="string">
            <text:p>Seherin</text:p>
          </table:table-cell>
          <table:table-cell table:style-name="ce38" office:value-type="string">
            <text:p>John</text:p>
          </table:table-cell>
          <table:table-cell table:style-name="ce43" office:value-type="date" office:date-value="2016-06-08">
            <text:p>08.06.16</text:p>
          </table:table-cell>
          <table:table-cell table:style-name="ce15" table:formula="of:=[.F25] - [.D25]" office:value-type="float" office:value="1">
            <text:p>1</text:p>
          </table:table-cell>
          <table:table-cell table:style-name="ce43" office:value-type="date" office:date-value="2016-06-09">
            <text:p>09.06.16</text:p>
          </table:table-cell>
          <table:table-cell table:style-name="ce47" office:value-type="percentage" office:value="1">
            <text:p>100,00%</text:p>
          </table:table-cell>
          <table:table-cell table:style-name="ce52" table:formula="of:=IF(AND((DATE(YEAR([.F25]);MONTH([.F25]);DAY([.F25]))&lt;TODAY());[.G25]&lt;1);&quot;Verzug&quot;;IF([.G25]=0;&quot;Nicht begonnen&quot;;IF(AND([.G25]&gt;0;[.G25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4"/>
          <table:table-cell table:style-name="ce29" office:value-type="string">
            <text:p>Hexe</text:p>
          </table:table-cell>
          <table:table-cell table:style-name="ce38" office:value-type="string">
            <text:p>John</text:p>
          </table:table-cell>
          <table:table-cell table:style-name="ce43" office:value-type="date" office:date-value="2016-06-09">
            <text:p>09.06.16</text:p>
          </table:table-cell>
          <table:table-cell table:style-name="ce15" table:formula="of:=[.F26] - [.D26]" office:value-type="float" office:value="1">
            <text:p>1</text:p>
          </table:table-cell>
          <table:table-cell table:style-name="ce43" office:value-type="date" office:date-value="2016-06-10">
            <text:p>10.06.16</text:p>
          </table:table-cell>
          <table:table-cell table:style-name="ce47" office:value-type="percentage" office:value="1">
            <text:p>100,00%</text:p>
          </table:table-cell>
          <table:table-cell table:style-name="ce52" table:formula="of:=IF(AND((DATE(YEAR([.F26]);MONTH([.F26]);DAY([.F26]))&lt;TODAY());[.G26]&lt;1);&quot;Verzug&quot;;IF([.G26]=0;&quot;Nicht begonnen&quot;;IF(AND([.G26]&gt;0;[.G26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14"/>
          <table:table-cell table:style-name="ce29" office:value-type="string">
            <text:p>Tag</text:p>
          </table:table-cell>
          <table:table-cell table:style-name="ce38" office:value-type="string">
            <text:p>John</text:p>
          </table:table-cell>
          <table:table-cell table:style-name="ce43" office:value-type="date" office:date-value="2016-06-10">
            <text:p>10.06.16</text:p>
          </table:table-cell>
          <table:table-cell table:style-name="ce15" table:formula="of:=[.F27] - [.D27]" office:value-type="float" office:value="1">
            <text:p>1</text:p>
          </table:table-cell>
          <table:table-cell table:style-name="ce43" office:value-type="date" office:date-value="2016-06-11">
            <text:p>11.06.16</text:p>
          </table:table-cell>
          <table:table-cell table:style-name="ce47" office:value-type="percentage" office:value="1">
            <text:p>100,00%</text:p>
          </table:table-cell>
          <table:table-cell table:style-name="ce52" table:formula="of:=IF(AND((DATE(YEAR([.F27]);MONTH([.F27]);DAY([.F27]))&lt;TODAY());[.G27]&lt;1);&quot;Verzug&quot;;IF([.G27]=0;&quot;Nicht begonnen&quot;;IF(AND([.G27]&gt;0;[.G27]&lt;1);&quot;In Bearbeitung&quot;;&quot;Abgeschlossen&quot;)))" office:value-type="string" office:string-value="Abgeschlossen">
            <text:p>Abgeschlossen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28" office:value-type="string">
            <text:p>Spielende</text:p>
          </table:table-cell>
          <table:table-cell table:style-name="ce36" office:value-type="string">
            <text:p>Alex, Gina</text:p>
          </table:table-cell>
          <table:table-cell table:style-name="ce41" office:value-type="date" office:date-value="2016-09-01">
            <text:p>01.09.16</text:p>
          </table:table-cell>
          <table:table-cell table:style-name="ce2" table:formula="of:=[.F28] - [.D28]" office:value-type="float" office:value="7">
            <text:p>7</text:p>
          </table:table-cell>
          <table:table-cell table:style-name="ce41" office:value-type="date" office:date-value="2016-09-08">
            <text:p>08.09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28]);MONTH([.F28]);DAY([.F28]))&lt;TODAY());[.G28]&lt;1);&quot;Verzug&quot;;IF([.G28]=0;&quot;Nicht begonnen&quot;;IF(AND([.G28]&gt;0;[.G28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24" office:value-type="string">
            <text:p>Funktionen </text:p>
          </table:table-cell>
          <table:table-cell table:style-name="ce35"/>
          <table:table-cell table:style-name="ce40" office:value-type="date" office:date-value="2016-06-15">
            <text:p>15.06.16</text:p>
          </table:table-cell>
          <table:table-cell table:style-name="ce24" table:formula="of:=[.F29] - [.D29]" office:value-type="float" office:value="108">
            <text:p>108</text:p>
          </table:table-cell>
          <table:table-cell table:style-name="ce40" office:value-type="date" office:date-value="2016-10-01">
            <text:p>01.10.16</text:p>
          </table:table-cell>
          <table:table-cell table:style-name="ce24" table:formula="of:=AVERAGE([.G30:.G48])" office:value-type="percentage" office:value="0.21578947368421">
            <text:p>21,58%</text:p>
          </table:table-cell>
          <table:table-cell table:style-name="ce50" table:formula="of:=IF(AND((DATE(YEAR([.F29]);MONTH([.F29]);DAY([.F29]))&lt;TODAY());[.G29]&lt;1);&quot;Verzug&quot;;IF([.G29]=0;&quot;Nicht begonnen&quot;;IF(AND([.G29]&gt;0;[.G29]&lt;1);&quot;In Bearbeitung&quot;;&quot;Abgeschlossen&quot;)))" office:value-type="string" office:string-value="In Bearbeitung">
            <text:p>In Bearbeitung</text:p>
          </table:table-cell>
          <table:table-cell table:style-name="ce54" table:number-columns-repeated="1016"/>
        </table:table-row>
        <table:table-row table:style-name="ro2">
          <table:table-cell table:style-name="ce9"/>
          <table:table-cell table:style-name="ce25" office:value-type="string">
            <text:p>Login &amp; Registrieren</text:p>
          </table:table-cell>
          <table:table-cell table:style-name="ce36" office:value-type="string">
            <text:p>Gina</text:p>
          </table:table-cell>
          <table:table-cell table:style-name="ce41" office:value-type="date" office:date-value="2016-08-18">
            <text:p>18.08.16</text:p>
          </table:table-cell>
          <table:table-cell table:style-name="ce2" table:formula="of:=[.F30] - [.D30]" office:value-type="float" office:value="28">
            <text:p>28</text:p>
          </table:table-cell>
          <table:table-cell table:style-name="ce41" office:value-type="date" office:date-value="2016-09-15">
            <text:p>15.09.16</text:p>
          </table:table-cell>
          <table:table-cell table:style-name="ce45" office:value-type="percentage" office:value="0.5">
            <text:p>50,00%</text:p>
          </table:table-cell>
          <table:table-cell table:style-name="ce51" table:formula="of:=IF(AND((DATE(YEAR([.F30]);MONTH([.F30]);DAY([.F30]))&lt;TODAY());[.G30]&lt;1);&quot;Verzug&quot;;IF([.G30]=0;&quot;Nicht begonnen&quot;;IF(AND([.G30]&gt;0;[.G30]&lt;1);&quot;In Bearbeitung&quot;;&quot;Abgeschlossen&quot;)))" office:value-type="string" office:string-value="In Bearbeitung">
            <text:p>In Bearbeitung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ettings</text:p>
          </table:table-cell>
          <table:table-cell table:style-name="ce27" office:value-type="string">
            <text:p>Bild dauerhaft speichern</text:p>
          </table:table-cell>
          <table:table-cell table:style-name="ce38" office:value-type="string">
            <text:p>Gina, Alex</text:p>
          </table:table-cell>
          <table:table-cell table:style-name="ce43" office:value-type="date" office:date-value="2016-09-23">
            <text:p>23.09.16</text:p>
          </table:table-cell>
          <table:table-cell table:style-name="ce15" table:formula="of:=[.F31] - [.D31]" office:value-type="float" office:value="8">
            <text:p>8</text:p>
          </table:table-cell>
          <table:table-cell table:style-name="ce43" office:value-type="date" office:date-value="2016-10-01">
            <text:p>01.10.16</text:p>
          </table:table-cell>
          <table:table-cell table:style-name="ce47" office:value-type="percentage" office:value="0">
            <text:p>0,00%</text:p>
          </table:table-cell>
          <table:table-cell table:style-name="ce52" table:formula="of:=IF(AND((DATE(YEAR([.F31]);MONTH([.F31]);DAY([.F31]))&lt;TODAY());[.G31]&lt;1);&quot;Verzug&quot;;IF([.G31]=0;&quot;Nicht begonnen&quot;;IF(AND([.G31]&gt;0;[.G31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5"/>
          <table:table-cell table:style-name="ce27" office:value-type="string">
            <text:p>Account löschen</text:p>
          </table:table-cell>
          <table:table-cell table:style-name="ce38" office:value-type="string">
            <text:p>Alex</text:p>
          </table:table-cell>
          <table:table-cell table:style-name="ce43" office:value-type="date" office:date-value="2016-09-16">
            <text:p>16.09.16</text:p>
          </table:table-cell>
          <table:table-cell table:style-name="ce15" table:formula="of:=[.F32] - [.D32]" office:value-type="float" office:value="7">
            <text:p>7</text:p>
          </table:table-cell>
          <table:table-cell table:style-name="ce43" office:value-type="date" office:date-value="2016-09-23">
            <text:p>23.09.16</text:p>
          </table:table-cell>
          <table:table-cell table:style-name="ce47" office:value-type="percentage" office:value="0">
            <text:p>0,00%</text:p>
          </table:table-cell>
          <table:table-cell table:style-name="ce52" table:formula="of:=IF(AND((DATE(YEAR([.F32]);MONTH([.F32]);DAY([.F32]))&lt;TODAY());[.G32]&lt;1);&quot;Verzug&quot;;IF([.G32]=0;&quot;Nicht begonnen&quot;;IF(AND([.G32]&gt;0;[.G32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5"/>
          <table:table-cell table:style-name="ce30" office:value-type="string">
            <text:p>Logout</text:p>
          </table:table-cell>
          <table:table-cell table:style-name="ce38" office:value-type="string">
            <text:p>Gina</text:p>
          </table:table-cell>
          <table:table-cell table:style-name="ce43" office:value-type="date" office:date-value="2016-09-16">
            <text:p>16.09.16</text:p>
          </table:table-cell>
          <table:table-cell table:style-name="ce15" table:formula="of:=[.F33] - [.D33]" office:value-type="float" office:value="2">
            <text:p>2</text:p>
          </table:table-cell>
          <table:table-cell table:style-name="ce43" office:value-type="date" office:date-value="2016-09-18">
            <text:p>18.09.16</text:p>
          </table:table-cell>
          <table:table-cell table:style-name="ce47" office:value-type="percentage" office:value="0">
            <text:p>0,00%</text:p>
          </table:table-cell>
          <table:table-cell table:style-name="ce52" table:formula="of:=IF(AND((DATE(YEAR([.F33]);MONTH([.F33]);DAY([.F33]))&lt;TODAY());[.G33]&lt;1);&quot;Verzug&quot;;IF([.G33]=0;&quot;Nicht begonnen&quot;;IF(AND([.G33]&gt;0;[.G33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piel starten</text:p>
          </table:table-cell>
          <table:table-cell table:style-name="ce26" office:value-type="string">
            <text:p>Spieleinstellungen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6-18">
            <text:p>18.06.16</text:p>
          </table:table-cell>
          <table:table-cell table:style-name="ce2" table:formula="of:=[.F34] - [.D34]" office:value-type="float" office:value="4">
            <text:p>4</text:p>
          </table:table-cell>
          <table:table-cell table:style-name="ce41" office:value-type="date" office:date-value="2016-06-22">
            <text:p>22.06.16</text:p>
          </table:table-cell>
          <table:table-cell table:style-name="ce45" office:value-type="percentage" office:value="0.5">
            <text:p>50,00%</text:p>
          </table:table-cell>
          <table:table-cell table:style-name="ce51" table:formula="of:=IF(AND((DATE(YEAR([.F34]);MONTH([.F34]);DAY([.F34]))&lt;TODAY());[.G34]&lt;1);&quot;Verzug&quot;;IF([.G34]=0;&quot;Nicht begonnen&quot;;IF(AND([.G34]&gt;0;[.G34]&lt;1);&quot;In Bearbeitung&quot;;&quot;Abgeschlossen&quot;)))" office:value-type="string" office:string-value="Verzug">
            <text:p>Verzug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6" office:value-type="string">
            <text:p>QR-Code generieren</text:p>
          </table:table-cell>
          <table:table-cell table:style-name="ce36" office:value-type="string">
            <text:p>Gina</text:p>
          </table:table-cell>
          <table:table-cell table:style-name="ce41" office:value-type="date" office:date-value="2016-09-24">
            <text:p>24.09.16</text:p>
          </table:table-cell>
          <table:table-cell table:style-name="ce2" table:formula="of:=[.F35] - [.D35]" office:value-type="float" office:value="7">
            <text:p>7</text:p>
          </table:table-cell>
          <table:table-cell table:style-name="ce41" office:value-type="date" office:date-value="2016-10-01">
            <text:p>01.10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35]);MONTH([.F35]);DAY([.F35]))&lt;TODAY());[.G35]&lt;1);&quot;Verzug&quot;;IF([.G35]=0;&quot;Nicht begonnen&quot;;IF(AND([.G35]&gt;0;[.G35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6" office:value-type="string">
            <text:p>Spiel in DB laden</text:p>
          </table:table-cell>
          <table:table-cell table:style-name="ce36" office:value-type="string">
            <text:p>Alex</text:p>
          </table:table-cell>
          <table:table-cell table:style-name="ce41" office:value-type="date" office:date-value="2016-09-16">
            <text:p>16.09.16</text:p>
          </table:table-cell>
          <table:table-cell table:style-name="ce2" table:formula="of:=[.F36] - [.D36]" office:value-type="float" office:value="3">
            <text:p>3</text:p>
          </table:table-cell>
          <table:table-cell table:style-name="ce41" office:value-type="date" office:date-value="2016-09-19">
            <text:p>19.09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36]);MONTH([.F36]);DAY([.F36]))&lt;TODAY());[.G36]&lt;1);&quot;Verzug&quot;;IF([.G36]=0;&quot;Nicht begonnen&quot;;IF(AND([.G36]&gt;0;[.G36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Spiel beitreten</text:p>
          </table:table-cell>
          <table:table-cell table:style-name="ce30" office:value-type="string">
            <text:p>QR-Code scannen</text:p>
          </table:table-cell>
          <table:table-cell table:style-name="ce38" office:value-type="string">
            <text:p>Gina</text:p>
          </table:table-cell>
          <table:table-cell table:style-name="ce43" office:value-type="date" office:date-value="2016-09-24">
            <text:p>24.09.16</text:p>
          </table:table-cell>
          <table:table-cell table:style-name="ce15" table:formula="of:=[.F37] - [.D37]" office:value-type="float" office:value="7">
            <text:p>7</text:p>
          </table:table-cell>
          <table:table-cell table:style-name="ce43" office:value-type="date" office:date-value="2016-10-01">
            <text:p>01.10.16</text:p>
          </table:table-cell>
          <table:table-cell table:style-name="ce47" office:value-type="percentage" office:value="0">
            <text:p>0,00%</text:p>
          </table:table-cell>
          <table:table-cell table:style-name="ce52" table:formula="of:=IF(AND((DATE(YEAR([.F37]);MONTH([.F37]);DAY([.F37]))&lt;TODAY());[.G37]&lt;1);&quot;Verzug&quot;;IF([.G37]=0;&quot;Nicht begonnen&quot;;IF(AND([.G37]&gt;0;[.G37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8"/>
          <table:table-cell table:style-name="ce30" office:value-type="string">
            <text:p>Spieler hinzufügen (DB)</text:p>
          </table:table-cell>
          <table:table-cell table:style-name="ce38" office:value-type="string">
            <text:p>Alex</text:p>
          </table:table-cell>
          <table:table-cell table:style-name="ce43" office:value-type="date" office:date-value="2016-09-19">
            <text:p>19.09.16</text:p>
          </table:table-cell>
          <table:table-cell table:style-name="ce15" table:formula="of:=[.F38] - [.D38]" office:value-type="float" office:value="4">
            <text:p>4</text:p>
          </table:table-cell>
          <table:table-cell table:style-name="ce43" office:value-type="date" office:date-value="2016-09-23">
            <text:p>23.09.16</text:p>
          </table:table-cell>
          <table:table-cell table:style-name="ce47" office:value-type="percentage" office:value="0">
            <text:p>0,00%</text:p>
          </table:table-cell>
          <table:table-cell table:style-name="ce52" table:formula="of:=IF(AND((DATE(YEAR([.F38]);MONTH([.F38]);DAY([.F38]))&lt;TODAY());[.G38]&lt;1);&quot;Verzug&quot;;IF([.G38]=0;&quot;Nicht begonnen&quot;;IF(AND([.G38]&gt;0;[.G38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13" office:value-type="string">
            <text:p>Spiel</text:p>
          </table:table-cell>
          <table:table-cell table:style-name="ce26" office:value-type="string">
            <text:p>WaitForAll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9-17">
            <text:p>17.09.16</text:p>
          </table:table-cell>
          <table:table-cell table:style-name="ce2" table:formula="of:=[.F39] - [.D39]" office:value-type="float" office:value="14">
            <text:p>14</text:p>
          </table:table-cell>
          <table:table-cell table:style-name="ce41" office:value-type="date" office:date-value="2016-10-01">
            <text:p>01.10.16</text:p>
          </table:table-cell>
          <table:table-cell table:style-name="ce45" office:value-type="percentage" office:value="0.1">
            <text:p>10,00%</text:p>
          </table:table-cell>
          <table:table-cell table:style-name="ce51" table:formula="of:=IF(AND((DATE(YEAR([.F39]);MONTH([.F39]);DAY([.F39]))&lt;TODAY());[.G39]&lt;1);&quot;Verzug&quot;;IF([.G39]=0;&quot;Nicht begonnen&quot;;IF(AND([.G39]&gt;0;[.G39]&lt;1);&quot;In Bearbeitung&quot;;&quot;Abgeschlossen&quot;)))" office:value-type="string" office:string-value="In Bearbeitung">
            <text:p>In Bearbeitung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1" office:value-type="string">
            <text:p>Phasendurchlauf (Kommunikation zw. den Geräten)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9-17">
            <text:p>17.09.16</text:p>
          </table:table-cell>
          <table:table-cell table:style-name="ce2" table:formula="of:=[.F40] - [.D40]" office:value-type="float" office:value="14">
            <text:p>14</text:p>
          </table:table-cell>
          <table:table-cell table:style-name="ce41" office:value-type="date" office:date-value="2016-10-01">
            <text:p>01.10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40]);MONTH([.F40]);DAY([.F40]))&lt;TODAY());[.G40]&lt;1);&quot;Verzug&quot;;IF([.G40]=0;&quot;Nicht begonnen&quot;;IF(AND([.G40]&gt;0;[.G40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8" office:value-type="string">
            <text:p>Eyetracker</text:p>
          </table:table-cell>
          <table:table-cell table:style-name="ce36" office:value-type="string">
            <text:p>Alle?</text:p>
          </table:table-cell>
          <table:table-cell table:style-name="ce41" office:value-type="date" office:date-value="2016-09-24">
            <text:p>24.09.16</text:p>
          </table:table-cell>
          <table:table-cell table:style-name="ce2" table:formula="of:=[.F41] - [.D41]" office:value-type="float" office:value="7">
            <text:p>7</text:p>
          </table:table-cell>
          <table:table-cell table:style-name="ce41" office:value-type="date" office:date-value="2016-10-01">
            <text:p>01.10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41]);MONTH([.F41]);DAY([.F41]))&lt;TODAY());[.G41]&lt;1);&quot;Verzug&quot;;IF([.G41]=0;&quot;Nicht begonnen&quot;;IF(AND([.G41]&gt;0;[.G41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8" office:value-type="string">
            <text:p>Dieb</text:p>
          </table:table-cell>
          <table:table-cell table:style-name="ce36" office:value-type="string">
            <text:p>Alex</text:p>
          </table:table-cell>
          <table:table-cell table:style-name="ce41" office:value-type="date" office:date-value="2016-06-23">
            <text:p>23.06.16</text:p>
          </table:table-cell>
          <table:table-cell table:style-name="ce2" table:formula="of:=[.F42] - [.D42]" office:value-type="float" office:value="14">
            <text:p>14</text:p>
          </table:table-cell>
          <table:table-cell table:style-name="ce41" office:value-type="date" office:date-value="2016-07-07">
            <text:p>07.07.16</text:p>
          </table:table-cell>
          <table:table-cell table:style-name="ce45" office:value-type="percentage" office:value="0.5">
            <text:p>50,00%</text:p>
          </table:table-cell>
          <table:table-cell table:style-name="ce51" table:formula="of:=IF(AND((DATE(YEAR([.F42]);MONTH([.F42]);DAY([.F42]))&lt;TODAY());[.G42]&lt;1);&quot;Verzug&quot;;IF([.G42]=0;&quot;Nicht begonnen&quot;;IF(AND([.G42]&gt;0;[.G42]&lt;1);&quot;In Bearbeitung&quot;;&quot;Abgeschlossen&quot;)))" office:value-type="string" office:string-value="Verzug">
            <text:p>Verzug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8" office:value-type="string">
            <text:p>Amor</text:p>
          </table:table-cell>
          <table:table-cell table:style-name="ce36" office:value-type="string">
            <text:p>Gina</text:p>
          </table:table-cell>
          <table:table-cell table:style-name="ce41" office:value-type="date" office:date-value="2016-06-23">
            <text:p>23.06.16</text:p>
          </table:table-cell>
          <table:table-cell table:style-name="ce2" table:formula="of:=[.F43] - [.D43]" office:value-type="float" office:value="14">
            <text:p>14</text:p>
          </table:table-cell>
          <table:table-cell table:style-name="ce41" office:value-type="date" office:date-value="2016-07-07">
            <text:p>07.07.16</text:p>
          </table:table-cell>
          <table:table-cell table:style-name="ce48" office:value-type="percentage" office:value="0.5">
            <text:p>50,00%</text:p>
          </table:table-cell>
          <table:table-cell table:style-name="ce51" table:formula="of:=IF(AND((DATE(YEAR([.F43]);MONTH([.F43]);DAY([.F43]))&lt;TODAY());[.G43]&lt;1);&quot;Verzug&quot;;IF([.G43]=0;&quot;Nicht begonnen&quot;;IF(AND([.G43]&gt;0;[.G43]&lt;1);&quot;In Bearbeitung&quot;;&quot;Abgeschlossen&quot;)))" office:value-type="string" office:string-value="Verzug">
            <text:p>Verzug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8" office:value-type="string">
            <text:p>Werwölfe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6-23">
            <text:p>23.06.16</text:p>
          </table:table-cell>
          <table:table-cell table:style-name="ce2" table:formula="of:=[.F44] - [.D44]" office:value-type="float" office:value="14">
            <text:p>14</text:p>
          </table:table-cell>
          <table:table-cell table:style-name="ce41" office:value-type="date" office:date-value="2016-07-07">
            <text:p>07.07.16</text:p>
          </table:table-cell>
          <table:table-cell table:style-name="ce45" office:value-type="percentage" office:value="0.5">
            <text:p>50,00%</text:p>
          </table:table-cell>
          <table:table-cell table:style-name="ce51" table:formula="of:=IF(AND((DATE(YEAR([.F44]);MONTH([.F44]);DAY([.F44]))&lt;TODAY());[.G44]&lt;1);&quot;Verzug&quot;;IF([.G44]=0;&quot;Nicht begonnen&quot;;IF(AND([.G44]&gt;0;[.G44]&lt;1);&quot;In Bearbeitung&quot;;&quot;Abgeschlossen&quot;)))" office:value-type="string" office:string-value="Verzug">
            <text:p>Verzug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8" office:value-type="string">
            <text:p>Seherin</text:p>
          </table:table-cell>
          <table:table-cell table:style-name="ce36" office:value-type="string">
            <text:p>Alex</text:p>
          </table:table-cell>
          <table:table-cell table:style-name="ce41" office:value-type="date" office:date-value="2016-08-01">
            <text:p>01.08.16</text:p>
          </table:table-cell>
          <table:table-cell table:style-name="ce2" table:formula="of:=[.F45] - [.D45]" office:value-type="float" office:value="14">
            <text:p>14</text:p>
          </table:table-cell>
          <table:table-cell table:style-name="ce41" office:value-type="date" office:date-value="2016-08-15">
            <text:p>15.08.16</text:p>
          </table:table-cell>
          <table:table-cell table:style-name="ce45" office:value-type="percentage" office:value="0.5">
            <text:p>50,00%</text:p>
          </table:table-cell>
          <table:table-cell table:style-name="ce51" table:formula="of:=IF(AND((DATE(YEAR([.F45]);MONTH([.F45]);DAY([.F45]))&lt;TODAY());[.G45]&lt;1);&quot;Verzug&quot;;IF([.G45]=0;&quot;Nicht begonnen&quot;;IF(AND([.G45]&gt;0;[.G45]&lt;1);&quot;In Bearbeitung&quot;;&quot;Abgeschlossen&quot;)))" office:value-type="string" office:string-value="Verzug">
            <text:p>Verzug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8" office:value-type="string">
            <text:p>Hexe</text:p>
          </table:table-cell>
          <table:table-cell table:style-name="ce36" office:value-type="string">
            <text:p>Gina</text:p>
          </table:table-cell>
          <table:table-cell table:style-name="ce41" office:value-type="date" office:date-value="2016-08-01">
            <text:p>01.08.16</text:p>
          </table:table-cell>
          <table:table-cell table:style-name="ce2" table:formula="of:=[.F46] - [.D46]" office:value-type="float" office:value="14">
            <text:p>14</text:p>
          </table:table-cell>
          <table:table-cell table:style-name="ce41" office:value-type="date" office:date-value="2016-08-15">
            <text:p>15.08.16</text:p>
          </table:table-cell>
          <table:table-cell table:style-name="ce45" office:value-type="percentage" office:value="0.5">
            <text:p>50,00%</text:p>
          </table:table-cell>
          <table:table-cell table:style-name="ce51" table:formula="of:=IF(AND((DATE(YEAR([.F46]);MONTH([.F46]);DAY([.F46]))&lt;TODAY());[.G46]&lt;1);&quot;Verzug&quot;;IF([.G46]=0;&quot;Nicht begonnen&quot;;IF(AND([.G46]&gt;0;[.G46]&lt;1);&quot;In Bearbeitung&quot;;&quot;Abgeschlossen&quot;)))" office:value-type="string" office:string-value="Verzug">
            <text:p>Verzug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8" office:value-type="string">
            <text:p>Tag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8-01">
            <text:p>01.08.16</text:p>
          </table:table-cell>
          <table:table-cell table:style-name="ce2" table:formula="of:=[.F47] - [.D47]" office:value-type="float" office:value="14">
            <text:p>14</text:p>
          </table:table-cell>
          <table:table-cell table:style-name="ce41" office:value-type="date" office:date-value="2016-08-15">
            <text:p>15.08.16</text:p>
          </table:table-cell>
          <table:table-cell table:style-name="ce45" office:value-type="percentage" office:value="0.5">
            <text:p>50,00%</text:p>
          </table:table-cell>
          <table:table-cell table:style-name="ce51" table:formula="of:=IF(AND((DATE(YEAR([.F47]);MONTH([.F47]);DAY([.F47]))&lt;TODAY());[.G47]&lt;1);&quot;Verzug&quot;;IF([.G47]=0;&quot;Nicht begonnen&quot;;IF(AND([.G47]&gt;0;[.G47]&lt;1);&quot;In Bearbeitung&quot;;&quot;Abgeschlossen&quot;)))" office:value-type="string" office:string-value="Verzug">
            <text:p>Verzug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6" office:value-type="string">
            <text:p>Spielende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9-20">
            <text:p>20.09.16</text:p>
          </table:table-cell>
          <table:table-cell table:style-name="ce2" table:formula="of:=[.F48] - [.D48]" office:value-type="float" office:value="11">
            <text:p>11</text:p>
          </table:table-cell>
          <table:table-cell table:style-name="ce41" office:value-type="date" office:date-value="2016-10-01">
            <text:p>01.10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48]);MONTH([.F48]);DAY([.F48]))&lt;TODAY());[.G48]&lt;1);&quot;Verzug&quot;;IF([.G48]=0;&quot;Nicht begonnen&quot;;IF(AND([.G48]&gt;0;[.G48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24" office:value-type="string">
            <text:p>Datenbank</text:p>
          </table:table-cell>
          <table:table-cell table:style-name="ce35"/>
          <table:table-cell table:style-name="ce40" office:value-type="date" office:date-value="2016-07-01">
            <text:p>01.07.16</text:p>
          </table:table-cell>
          <table:table-cell table:style-name="ce24" table:formula="of:=[.F49] - [.D49]" office:value-type="float" office:value="92">
            <text:p>92</text:p>
          </table:table-cell>
          <table:table-cell table:style-name="ce40" office:value-type="date" office:date-value="2016-10-01">
            <text:p>01.10.16</text:p>
          </table:table-cell>
          <table:table-cell table:style-name="ce24" table:formula="of:=AVERAGE([.G50:.G53])" office:value-type="percentage" office:value="0.525">
            <text:p>52,50%</text:p>
          </table:table-cell>
          <table:table-cell table:style-name="ce50" table:formula="of:=IF(AND((DATE(YEAR([.F49]);MONTH([.F49]);DAY([.F49]))&lt;TODAY());[.G49]&lt;1);&quot;Verzug&quot;;IF([.G49]=0;&quot;Nicht begonnen&quot;;IF(AND([.G49]&gt;0;[.G49]&lt;1);&quot;In Bearbeitung&quot;;&quot;Abgeschlossen&quot;)))" office:value-type="string" office:string-value="In Bearbeitung">
            <text:p>In Bearbeitung</text:p>
          </table:table-cell>
          <table:table-cell table:style-name="ce54" table:number-columns-repeated="1016"/>
        </table:table-row>
        <table:table-row table:style-name="ro2">
          <table:table-cell table:style-name="ce9"/>
          <table:table-cell table:style-name="ce25" office:value-type="string">
            <text:p>Schema</text:p>
          </table:table-cell>
          <table:table-cell table:style-name="ce36" office:value-type="string">
            <text:p>Gina</text:p>
          </table:table-cell>
          <table:table-cell table:style-name="ce41" office:value-type="date" office:date-value="2016-08-01">
            <text:p>01.08.16</text:p>
          </table:table-cell>
          <table:table-cell table:style-name="ce2" table:formula="of:=[.F50] - [.D50]" office:value-type="float" office:value="46">
            <text:p>46</text:p>
          </table:table-cell>
          <table:table-cell table:style-name="ce41" office:value-type="date" office:date-value="2016-09-16">
            <text:p>16.09.16</text:p>
          </table:table-cell>
          <table:table-cell table:style-name="ce45" office:value-type="percentage" office:value="0.6">
            <text:p>60,00%</text:p>
          </table:table-cell>
          <table:table-cell table:style-name="ce51" table:formula="of:=IF(AND((DATE(YEAR([.F50]);MONTH([.F50]);DAY([.F50]))&lt;TODAY());[.G50]&lt;1);&quot;Verzug&quot;;IF([.G50]=0;&quot;Nicht begonnen&quot;;IF(AND([.G50]&gt;0;[.G50]&lt;1);&quot;In Bearbeitung&quot;;&quot;Abgeschlossen&quot;)))" office:value-type="string" office:string-value="In Bearbeitung">
            <text:p>In Bearbeitung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25" office:value-type="string">
            <text:p>Kommunikation</text:p>
          </table:table-cell>
          <table:table-cell table:style-name="ce36" office:value-type="string">
            <text:p>Alex</text:p>
          </table:table-cell>
          <table:table-cell table:style-name="ce41" office:value-type="date" office:date-value="2016-08-01">
            <text:p>01.08.16</text:p>
          </table:table-cell>
          <table:table-cell table:style-name="ce2" table:formula="of:=[.F51] - [.D51]" office:value-type="float" office:value="61">
            <text:p>61</text:p>
          </table:table-cell>
          <table:table-cell table:style-name="ce41" office:value-type="date" office:date-value="2016-10-01">
            <text:p>01.10.16</text:p>
          </table:table-cell>
          <table:table-cell table:style-name="ce45" office:value-type="percentage" office:value="0.8">
            <text:p>80,00%</text:p>
          </table:table-cell>
          <table:table-cell table:style-name="ce51" table:formula="of:=IF(AND((DATE(YEAR([.F51]);MONTH([.F51]);DAY([.F51]))&lt;TODAY());[.G51]&lt;1);&quot;Verzug&quot;;IF([.G51]=0;&quot;Nicht begonnen&quot;;IF(AND([.G51]&gt;0;[.G51]&lt;1);&quot;In Bearbeitung&quot;;&quot;Abgeschlossen&quot;)))" office:value-type="string" office:string-value="In Bearbeitung">
            <text:p>In Bearbeitung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26" office:value-type="string">
            <text:p>Php-files</text:p>
          </table:table-cell>
          <table:table-cell table:style-name="ce36" office:value-type="string">
            <text:p>Alex</text:p>
          </table:table-cell>
          <table:table-cell table:style-name="ce41" office:value-type="date" office:date-value="2016-08-01">
            <text:p>01.08.16</text:p>
          </table:table-cell>
          <table:table-cell table:style-name="ce2" table:formula="of:=[.F52] - [.D52]" office:value-type="float" office:value="61">
            <text:p>61</text:p>
          </table:table-cell>
          <table:table-cell table:style-name="ce41" office:value-type="date" office:date-value="2016-10-01">
            <text:p>01.10.16</text:p>
          </table:table-cell>
          <table:table-cell table:style-name="ce45" office:value-type="percentage" office:value="0.3">
            <text:p>30,00%</text:p>
          </table:table-cell>
          <table:table-cell table:style-name="ce51" table:formula="of:=IF(AND((DATE(YEAR([.F52]);MONTH([.F52]);DAY([.F52]))&lt;TODAY());[.G52]&lt;1);&quot;Verzug&quot;;IF([.G52]=0;&quot;Nicht begonnen&quot;;IF(AND([.G52]&gt;0;[.G52]&lt;1);&quot;In Bearbeitung&quot;;&quot;Abgeschlossen&quot;)))" office:value-type="string" office:string-value="In Bearbeitung">
            <text:p>In Bearbeitung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26" office:value-type="string">
            <text:p>JSON Parser</text:p>
          </table:table-cell>
          <table:table-cell table:style-name="ce36" office:value-type="string">
            <text:p>John</text:p>
          </table:table-cell>
          <table:table-cell table:style-name="ce41" office:value-type="date" office:date-value="2016-08-01">
            <text:p>01.08.16</text:p>
          </table:table-cell>
          <table:table-cell table:style-name="ce2" table:formula="of:=[.F53] - [.D53]" office:value-type="float" office:value="61">
            <text:p>61</text:p>
          </table:table-cell>
          <table:table-cell table:style-name="ce41" office:value-type="date" office:date-value="2016-10-01">
            <text:p>01.10.16</text:p>
          </table:table-cell>
          <table:table-cell table:style-name="ce45" office:value-type="percentage" office:value="0.4">
            <text:p>40,00%</text:p>
          </table:table-cell>
          <table:table-cell table:style-name="ce51" table:formula="of:=IF(AND((DATE(YEAR([.F53]);MONTH([.F53]);DAY([.F53]))&lt;TODAY());[.G53]&lt;1);&quot;Verzug&quot;;IF([.G53]=0;&quot;Nicht begonnen&quot;;IF(AND([.G53]&gt;0;[.G53]&lt;1);&quot;In Bearbeitung&quot;;&quot;Abgeschlossen&quot;)))" office:value-type="string" office:string-value="In Bearbeitung">
            <text:p>In Bearbeitung</text:p>
          </table:table-cell>
          <table:table-cell table:number-columns-repeated="1016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7" office:value-type="string">
            <text:p>Design </text:p>
          </table:table-cell>
          <table:table-cell table:style-name="ce35"/>
          <table:table-cell table:style-name="ce40" office:value-type="date" office:date-value="2016-10-01">
            <text:p>01.10.16</text:p>
          </table:table-cell>
          <table:table-cell table:style-name="ce24" table:formula="of:=[.F54] - [.D54]" office:value-type="float" office:value="14">
            <text:p>14</text:p>
          </table:table-cell>
          <table:table-cell table:style-name="ce40" office:value-type="date" office:date-value="2016-10-15">
            <text:p>15.10.16</text:p>
          </table:table-cell>
          <table:table-cell table:style-name="ce24" table:formula="of:=AVERAGE([.G55];[.G56])" office:value-type="percentage" office:value="0.075">
            <text:p>7,50%</text:p>
          </table:table-cell>
          <table:table-cell table:style-name="ce50" table:formula="of:=IF(AND((DATE(YEAR([.F54]);MONTH([.F54]);DAY([.F54]))&lt;TODAY());[.G54]&lt;1);&quot;Verzug&quot;;IF([.G54]=0;&quot;Nicht begonnen&quot;;IF(AND([.G54]&gt;0;[.G54]&lt;1);&quot;In Bearbeitung&quot;;&quot;Abgeschlossen&quot;)))" office:value-type="string" office:string-value="In Bearbeitung">
            <text:p>In Bearbeitung</text:p>
          </table:table-cell>
          <table:table-cell table:style-name="ce54" table:number-columns-repeated="1016"/>
        </table:table-row>
        <table:table-row table:style-name="ro2">
          <table:table-cell table:style-name="ce8"/>
          <table:table-cell table:style-name="ce25" office:value-type="string">
            <text:p>Rollenkarten designen</text:p>
          </table:table-cell>
          <table:table-cell table:style-name="ce37" office:value-type="string">
            <text:p>Alex</text:p>
          </table:table-cell>
          <table:table-cell table:style-name="ce42" office:value-type="date" office:date-value="2016-10-01">
            <text:p>01.10.16</text:p>
          </table:table-cell>
          <table:table-cell table:style-name="ce2" table:formula="of:=[.F55] - [.D55]" office:value-type="float" office:value="14">
            <text:p>14</text:p>
          </table:table-cell>
          <table:table-cell table:style-name="ce42" office:value-type="date" office:date-value="2016-10-15">
            <text:p>15.10.16</text:p>
          </table:table-cell>
          <table:table-cell table:style-name="ce46" office:value-type="percentage" office:value="0.05">
            <text:p>5,00%</text:p>
          </table:table-cell>
          <table:table-cell table:style-name="ce51" table:formula="of:=IF(AND((DATE(YEAR([.F55]);MONTH([.F55]);DAY([.F55]))&lt;TODAY());[.G55]&lt;1);&quot;Verzug&quot;;IF([.G55]=0;&quot;Nicht begonnen&quot;;IF(AND([.G55]&gt;0;[.G55]&lt;1);&quot;In Bearbeitung&quot;;&quot;Abgeschlossen&quot;)))" office:value-type="string" office:string-value="In Bearbeitung">
            <text:p>In Bearbeitung</text:p>
          </table:table-cell>
          <table:table-cell table:style-name="ce55" table:number-columns-repeated="1016"/>
        </table:table-row>
        <table:table-row table:style-name="ro2">
          <table:table-cell table:style-name="ce8"/>
          <table:table-cell table:style-name="ce25" office:value-type="string">
            <text:p>Hintergründe</text:p>
          </table:table-cell>
          <table:table-cell table:style-name="ce37" office:value-type="string">
            <text:p>Gina, John</text:p>
          </table:table-cell>
          <table:table-cell table:style-name="ce42" office:value-type="date" office:date-value="2016-10-01">
            <text:p>01.10.16</text:p>
          </table:table-cell>
          <table:table-cell table:style-name="ce2" table:formula="of:=[.F56] - [.D56]" office:value-type="float" office:value="14">
            <text:p>14</text:p>
          </table:table-cell>
          <table:table-cell table:style-name="ce42" office:value-type="date" office:date-value="2016-10-15">
            <text:p>15.10.16</text:p>
          </table:table-cell>
          <table:table-cell table:style-name="ce46" office:value-type="percentage" office:value="0.1">
            <text:p>10,00%</text:p>
          </table:table-cell>
          <table:table-cell table:style-name="ce51" table:formula="of:=IF(AND((DATE(YEAR([.F56]);MONTH([.F56]);DAY([.F56]))&lt;TODAY());[.G56]&lt;1);&quot;Verzug&quot;;IF([.G56]=0;&quot;Nicht begonnen&quot;;IF(AND([.G56]&gt;0;[.G56]&lt;1);&quot;In Bearbeitung&quot;;&quot;Abgeschlossen&quot;)))" office:value-type="string" office:string-value="In Bearbeitung">
            <text:p>In Bearbeitung</text:p>
          </table:table-cell>
          <table:table-cell table:style-name="ce55" table:number-columns-repeated="1016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24" office:value-type="string">
            <text:p>Testen</text:p>
          </table:table-cell>
          <table:table-cell table:style-name="ce35"/>
          <table:table-cell table:style-name="ce40" office:value-type="date" office:date-value="2016-10-15">
            <text:p>15.10.16</text:p>
          </table:table-cell>
          <table:table-cell table:style-name="ce24" table:formula="of:=[.F57] - [.D57]" office:value-type="float" office:value="14">
            <text:p>14</text:p>
          </table:table-cell>
          <table:table-cell table:style-name="ce40" office:value-type="date" office:date-value="2016-10-29">
            <text:p>29.10.16</text:p>
          </table:table-cell>
          <table:table-cell table:style-name="ce24" table:formula="of:=AVERAGE([.G58];[.G59])" office:value-type="percentage" office:value="0">
            <text:p>0,00%</text:p>
          </table:table-cell>
          <table:table-cell table:style-name="ce50" table:formula="of:=IF(AND((DATE(YEAR([.F57]);MONTH([.F57]);DAY([.F57]))&lt;TODAY());[.G57]&lt;1);&quot;Verzug&quot;;IF([.G57]=0;&quot;Nicht begonnen&quot;;IF(AND([.G57]&gt;0;[.G57]&lt;1);&quot;In Bearbeitung&quot;;&quot;Abgeschlossen&quot;)))" office:value-type="string" office:string-value="Nicht begonnen">
            <text:p>Nicht begonnen</text:p>
          </table:table-cell>
          <table:table-cell table:style-name="ce54" table:number-columns-repeated="1016"/>
        </table:table-row>
        <table:table-row table:style-name="ro2">
          <table:table-cell table:style-name="ce9"/>
          <table:table-cell table:style-name="ce25" office:value-type="string">
            <text:p>Spielen </text:p>
          </table:table-cell>
          <table:table-cell table:style-name="ce36" office:value-type="string">
            <text:p>Alle</text:p>
          </table:table-cell>
          <table:table-cell table:style-name="ce41" office:value-type="date" office:date-value="2016-10-15">
            <text:p>15.10.16</text:p>
          </table:table-cell>
          <table:table-cell table:style-name="ce2" table:formula="of:=[.F58] - [.D58]" office:value-type="float" office:value="14">
            <text:p>14</text:p>
          </table:table-cell>
          <table:table-cell table:style-name="ce41" office:value-type="date" office:date-value="2016-10-29">
            <text:p>29.10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58]);MONTH([.F58]);DAY([.F58]))&lt;TODAY());[.G58]&lt;1);&quot;Verzug&quot;;IF([.G58]=0;&quot;Nicht begonnen&quot;;IF(AND([.G58]&gt;0;[.G58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25" office:value-type="string">
            <text:p>Fehler korrigieren</text:p>
          </table:table-cell>
          <table:table-cell table:style-name="ce36" office:value-type="string">
            <text:p>Alle</text:p>
          </table:table-cell>
          <table:table-cell table:style-name="ce41" office:value-type="date" office:date-value="2016-10-15">
            <text:p>15.10.16</text:p>
          </table:table-cell>
          <table:table-cell table:style-name="ce2" table:formula="of:=[.F59] - [.D59]" office:value-type="float" office:value="14">
            <text:p>14</text:p>
          </table:table-cell>
          <table:table-cell table:style-name="ce41" office:value-type="date" office:date-value="2016-10-29">
            <text:p>29.10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59]);MONTH([.F59]);DAY([.F59]))&lt;TODAY());[.G59]&lt;1);&quot;Verzug&quot;;IF([.G59]=0;&quot;Nicht begonnen&quot;;IF(AND([.G59]&gt;0;[.G59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24" office:value-type="string">
            <text:p>Abschlusspräsentation</text:p>
          </table:table-cell>
          <table:table-cell table:style-name="ce35"/>
          <table:table-cell table:style-name="ce40" office:value-type="date" office:date-value="2016-10-29">
            <text:p>29.10.16</text:p>
          </table:table-cell>
          <table:table-cell table:style-name="ce24" table:formula="of:=[.F60] - [.D60]" office:value-type="float" office:value="14">
            <text:p>14</text:p>
          </table:table-cell>
          <table:table-cell table:style-name="ce40" office:value-type="date" office:date-value="2016-11-12">
            <text:p>12.11.16</text:p>
          </table:table-cell>
          <table:table-cell table:style-name="ce24" table:formula="of:=AVERAGE([.G61:.G62])" office:value-type="percentage" office:value="0">
            <text:p>0,00%</text:p>
          </table:table-cell>
          <table:table-cell table:style-name="ce50" table:formula="of:=IF(AND((DATE(YEAR([.F60]);MONTH([.F60]);DAY([.F60]))&lt;TODAY());[.G60]&lt;1);&quot;Verzug&quot;;IF([.G60]=0;&quot;Nicht begonnen&quot;;IF(AND([.G60]&gt;0;[.G60]&lt;1);&quot;In Bearbeitung&quot;;&quot;Abgeschlossen&quot;)))" office:value-type="string" office:string-value="Nicht begonnen">
            <text:p>Nicht begonnen</text:p>
          </table:table-cell>
          <table:table-cell table:style-name="ce54" table:number-columns-repeated="1016"/>
        </table:table-row>
        <table:table-row table:style-name="ro2">
          <table:table-cell table:style-name="ce2"/>
          <table:table-cell table:style-name="ce32" office:value-type="string">
            <text:p>Vorbereitung</text:p>
          </table:table-cell>
          <table:table-cell table:style-name="ce36" office:value-type="string">
            <text:p>Alle</text:p>
          </table:table-cell>
          <table:table-cell table:style-name="ce41" office:value-type="date" office:date-value="2016-10-29">
            <text:p>29.10.16</text:p>
          </table:table-cell>
          <table:table-cell table:style-name="ce2" table:formula="of:=[.F61] - [.D61]" office:value-type="float" office:value="13">
            <text:p>13</text:p>
          </table:table-cell>
          <table:table-cell table:style-name="ce41" office:value-type="date" office:date-value="2016-11-11">
            <text:p>11.11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61]);MONTH([.F61]);DAY([.F61]))&lt;TODAY());[.G61]&lt;1);&quot;Verzug&quot;;IF([.G61]=0;&quot;Nicht begonnen&quot;;IF(AND([.G61]&gt;0;[.G61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2" office:value-type="string">
            <text:p>Vortrag</text:p>
          </table:table-cell>
          <table:table-cell table:style-name="ce36" office:value-type="string">
            <text:p>Alle</text:p>
          </table:table-cell>
          <table:table-cell table:style-name="ce41" office:value-type="date" office:date-value="2016-11-12">
            <text:p>12.11.16</text:p>
          </table:table-cell>
          <table:table-cell table:style-name="ce2" table:formula="of:=[.F62] - [.D62]" office:value-type="float" office:value="0">
            <text:p>0</text:p>
          </table:table-cell>
          <table:table-cell table:style-name="ce41" office:value-type="date" office:date-value="2016-11-12">
            <text:p>12.11.16</text:p>
          </table:table-cell>
          <table:table-cell table:style-name="ce45" office:value-type="percentage" office:value="0">
            <text:p>0,00%</text:p>
          </table:table-cell>
          <table:table-cell table:style-name="ce51" table:formula="of:=IF(AND((DATE(YEAR([.F62]);MONTH([.F62]);DAY([.F62]))&lt;TODAY());[.G62]&lt;1);&quot;Verzug&quot;;IF([.G62]=0;&quot;Nicht begonnen&quot;;IF(AND([.G62]&gt;0;[.G62]&lt;1);&quot;In Bearbeitung&quot;;&quot;Abgeschlossen&quot;)))" office:value-type="string" office:string-value="Nicht begonnen">
            <text:p>Nicht begonnen</text:p>
          </table:table-cell>
          <table:table-cell table:number-columns-repeated="101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1.09.2016</text:date>, <text:time>16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5M57S</meta:editing-duration>
    <meta:editing-cycles>9</meta:editing-cycles>
    <meta:generator>OpenOffice/4.1.1$Win32 OpenOffice.org_project/411m6$Build-9775</meta:generator>
    <dc:date>2016-09-01T16:54:57.89</dc:date>
    <meta:document-statistic meta:table-count="3" meta:cell-count="427" meta:object-count="0"/>
    <meta:user-defined meta:name="Info 1"/>
    <meta:user-defined meta:name="Info 2"/>
    <meta:user-defined meta:name="Info 3"/>
    <meta:user-defined meta:name="Info 4"/>
  </office:meta>
</office:document-meta>
</file>